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-color="#99ffff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7cm" fo:min-width="0.4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0.4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0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7cm" fo:min-width="0.3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0.377cm"/>
    </style:style>
    <style:style style:name="gr9" style:family="graphic" style:parent-style-name="standard">
      <style:graphic-properties draw:marker-start="Arrow" draw:marker-start-width="0.1cm" draw:marker-end="" draw:marker-end-width="0.1cm" draw:fill-color="#99ffff" draw:textarea-vertical-align="middle"/>
    </style:style>
    <style:style style:name="P1" style:family="paragraph">
      <loext:graphic-properties draw:fill-color="#99ffff"/>
      <style:paragraph-properties fo:text-align="center"/>
      <style:text-properties fo:font-size="18pt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 style:font-size-asian="10pt" style:font-size-complex="10pt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position="-33% 58%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Triangles" svg:width="6.837cm" svg:height="6.652cm" svg:x="0.97cm" svg:y="1.016cm" svg:viewBox="0 0 6838 6653" draw:points="6838,6653 3696,0 0,6468">
          <text:p/>
        </draw:polygon>
        <draw:polygon draw:style-name="gr1" draw:text-style-name="P1" draw:layer="Triangles" svg:width="6.837cm" svg:height="6.467cm" svg:x="0.97cm" svg:y="7.485cm" svg:viewBox="0 0 6838 6468" draw:points="4620,6468 6838,185 0,0">
          <text:p/>
        </draw:polygon>
        <draw:polygon draw:style-name="gr1" draw:text-style-name="P1" draw:layer="Triangles" svg:width="7.306cm" svg:height="6.283cm" svg:x="5.59cm" svg:y="7.67cm" svg:viewBox="0 0 7307 6284" draw:points="7307,5600 2218,0 0,6284">
          <text:p/>
        </draw:polygon>
        <draw:polygon draw:style-name="gr1" draw:text-style-name="P1" draw:layer="Triangles" svg:width="6.329cm" svg:height="6.652cm" svg:x="4.666cm" svg:y="1.016cm" svg:viewBox="0 0 6330 6653" draw:points="6330,323 0,0 3142,6653">
          <text:p/>
        </draw:polygon>
        <draw:polygon draw:style-name="gr1" draw:text-style-name="P1" draw:layer="Triangles" svg:width="6.098cm" svg:height="6.708cm" svg:x="7.808cm" svg:y="6.561cm" svg:viewBox="0 0 6099 6709" draw:points="6099,0 0,1109 5090,6709">
          <text:p/>
        </draw:polygon>
        <draw:polygon draw:style-name="gr1" draw:text-style-name="P1" draw:layer="Triangles" svg:width="6.098cm" svg:height="6.329cm" svg:x="7.808cm" svg:y="1.34cm" svg:viewBox="0 0 6099 6330" draw:points="3188,0 0,6330 6099,5221">
          <text:p/>
        </draw:polygon>
        <draw:polygon draw:style-name="gr1" draw:text-style-name="P1" draw:layer="Triangles" svg:width="6.606cm" svg:height="5.22cm" svg:x="10.996cm" svg:y="1.34cm" svg:viewBox="0 0 6607 5221" draw:points="6607,1571 0,0 2911,5221">
          <text:p/>
        </draw:polygon>
        <draw:polygon draw:style-name="gr1" draw:text-style-name="P1" draw:layer="Triangles" svg:width="5.174cm" svg:height="7.022cm" svg:x="13.907cm" svg:y="2.911cm" svg:viewBox="0 0 5175 7023" draw:points="5175,7023 3696,0 0,3650">
          <text:p/>
        </draw:polygon>
        <draw:polygon draw:style-name="gr1" draw:text-style-name="P1" draw:layer="Triangles" svg:width="6.183cm" svg:height="6.708cm" svg:x="12.898cm" svg:y="6.561cm" svg:viewBox="0 0 6184 6709" draw:points="0,6709 6184,3373 1009,0">
          <text:p/>
        </draw:polygon>
        <draw:custom-shape draw:style-name="gr2" draw:text-style-name="P2" draw:layer="Vertices" svg:width="0.184cm" svg:height="0.185cm" svg:x="4.574cm" svg:y="0.9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Vertices" svg:width="0.183cm" svg:height="0.184cm" svg:x="10.905cm" svg:y="1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Vertices" svg:width="0.185cm" svg:height="0.185cm" svg:x="7.716cm" svg:y="7.5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Vertices" svg:width="0.185cm" svg:height="0.184cm" svg:x="0.925cm" svg:y="7.3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Vertices" svg:width="0.186cm" svg:height="0.186cm" svg:x="5.544cm" svg:y="13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Vertices" svg:width="0.185cm" svg:height="0.185cm" svg:x="12.798cm" svg:y="13.1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Vertices" svg:width="0.185cm" svg:height="0.185cm" svg:x="13.814cm" svg:y="6.4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Vertices" svg:width="0.185cm" svg:height="0.185cm" svg:x="17.511cm" svg:y="2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Vertices" svg:width="0.185cm" svg:height="0.185cm" svg:x="18.989cm" svg:y="9.79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Vertices" svg:width="1.46cm" svg:height="1.347cm" svg:x="3.775cm" svg:y="0.103cm">
          <draw:text-box>
            <text:p text:style-name="P3"><text:span text:style-name="T1">v</text:span><text:span text:style-name="T2">1</text:span></text:p>
          </draw:text-box>
        </draw:frame>
        <draw:frame draw:style-name="gr3" draw:text-style-name="P4" draw:layer="Vertices" svg:width="1.46cm" svg:height="1.347cm" svg:x="10.575cm" svg:y="0.325cm">
          <draw:text-box>
            <text:p text:style-name="P3"><text:span text:style-name="T1">v</text:span><text:span text:style-name="T2">2</text:span></text:p>
          </draw:text-box>
        </draw:frame>
        <draw:frame draw:style-name="gr4" draw:text-style-name="P4" draw:layer="Vertices" svg:width="1.46cm" svg:height="1.348cm" svg:x="17.35cm" svg:y="1.925cm">
          <draw:text-box>
            <text:p text:style-name="P3"><text:span text:style-name="T1">v</text:span><text:span text:style-name="T2">3</text:span></text:p>
          </draw:text-box>
        </draw:frame>
        <draw:frame draw:style-name="gr4" draw:text-style-name="P4" draw:layer="Vertices" svg:width="1.459cm" svg:height="1.348cm" svg:x="0.166cm" svg:y="7.575cm">
          <draw:text-box>
            <text:p text:style-name="P3"><text:span text:style-name="T1">v</text:span><text:span text:style-name="T2">5</text:span></text:p>
          </draw:text-box>
        </draw:frame>
        <draw:frame draw:style-name="gr4" draw:text-style-name="P4" draw:layer="Vertices" svg:width="1.46cm" svg:height="1.348cm" svg:x="7.515cm" svg:y="7.875cm">
          <draw:text-box>
            <text:p text:style-name="P3"><text:span text:style-name="T1">v</text:span><text:span text:style-name="T2">6</text:span></text:p>
          </draw:text-box>
        </draw:frame>
        <draw:frame draw:style-name="gr3" draw:text-style-name="P4" draw:layer="Vertices" svg:width="1.46cm" svg:height="1.347cm" svg:x="13.425cm" svg:y="5.225cm">
          <draw:text-box>
            <text:p text:style-name="P3"><text:span text:style-name="T1">v</text:span><text:span text:style-name="T2">4</text:span></text:p>
          </draw:text-box>
        </draw:frame>
        <draw:frame draw:style-name="gr3" draw:text-style-name="P4" draw:layer="Vertices" svg:width="1.46cm" svg:height="1.347cm" svg:x="18.925cm" svg:y="9.825cm">
          <draw:text-box>
            <text:p text:style-name="P3"><text:span text:style-name="T1">v</text:span><text:span text:style-name="T2">7</text:span></text:p>
          </draw:text-box>
        </draw:frame>
        <draw:frame draw:style-name="gr4" draw:text-style-name="P4" draw:layer="Vertices" svg:width="1.461cm" svg:height="1.348cm" svg:x="4.639cm" svg:y="13.85cm">
          <draw:text-box>
            <text:p text:style-name="P3"><text:span text:style-name="T1">v</text:span><text:span text:style-name="T2">9</text:span></text:p>
          </draw:text-box>
        </draw:frame>
        <draw:frame draw:style-name="gr3" draw:text-style-name="P4" draw:layer="Vertices" svg:width="1.459cm" svg:height="1.347cm" svg:x="12.816cm" svg:y="13.303cm">
          <draw:text-box>
            <text:p text:style-name="P3"><text:span text:style-name="T1">v</text:span><text:span text:style-name="T2">8</text:span></text:p>
          </draw:text-box>
        </draw:frame>
        <draw:frame draw:style-name="gr5" draw:text-style-name="P4" draw:layer="Vertices" svg:width="1.326cm" svg:height="1.346cm" svg:x="3.558cm" svg:y="4.521cm">
          <draw:text-box>
            <text:p text:style-name="P3"><text:span text:style-name="T1">f</text:span><text:span text:style-name="T2">1</text:span></text:p>
          </draw:text-box>
        </draw:frame>
        <draw:frame draw:style-name="gr6" draw:text-style-name="P4" draw:layer="Vertices" svg:width="1.326cm" svg:height="1.347cm" svg:x="7.175cm" svg:y="3.32cm">
          <draw:text-box>
            <text:p text:style-name="P3"><text:span text:style-name="T1">f</text:span><text:span text:style-name="T2">2</text:span></text:p>
          </draw:text-box>
        </draw:frame>
        <draw:frame draw:style-name="gr6" draw:text-style-name="P4" draw:layer="Vertices" svg:width="1.326cm" svg:height="1.347cm" svg:x="10.349cm" svg:y="4.336cm">
          <draw:text-box>
            <text:p text:style-name="P3"><text:span text:style-name="T1">f</text:span><text:span text:style-name="T2">3</text:span></text:p>
          </draw:text-box>
        </draw:frame>
        <draw:frame draw:style-name="gr6" draw:text-style-name="P4" draw:layer="Vertices" svg:width="1.327cm" svg:height="1.347cm" svg:x="4.574cm" svg:y="9.01cm">
          <draw:text-box>
            <text:p text:style-name="P3"><text:span text:style-name="T1">f</text:span><text:span text:style-name="T2">5</text:span></text:p>
          </draw:text-box>
        </draw:frame>
        <draw:frame draw:style-name="gr7" draw:text-style-name="P4" draw:layer="Vertices" svg:width="1.328cm" svg:height="1.349cm" svg:x="7.853cm" svg:y="10.665cm">
          <draw:text-box>
            <text:p text:style-name="P3"><text:span text:style-name="T1">f</text:span><text:span text:style-name="T2">6</text:span></text:p>
          </draw:text-box>
        </draw:frame>
        <draw:frame draw:style-name="gr6" draw:text-style-name="P4" draw:layer="Vertices" svg:width="1.327cm" svg:height="1.347cm" svg:x="10.963cm" svg:y="8.032cm">
          <draw:text-box>
            <text:p text:style-name="P3"><text:span text:style-name="T1">f</text:span><text:span text:style-name="T2">7</text:span></text:p>
          </draw:text-box>
        </draw:frame>
        <draw:frame draw:style-name="gr7" draw:text-style-name="P4" draw:layer="Vertices" svg:width="1.326cm" svg:height="1.349cm" svg:x="13.643cm" svg:y="3.464cm">
          <draw:text-box>
            <text:p text:style-name="P3"><text:span text:style-name="T1">f</text:span><text:span text:style-name="T2">4</text:span></text:p>
          </draw:text-box>
        </draw:frame>
        <draw:frame draw:style-name="gr8" draw:text-style-name="P4" draw:layer="Vertices" svg:width="1.326cm" svg:height="1.348cm" svg:x="16.033cm" svg:y="5.498cm">
          <draw:text-box>
            <text:p text:style-name="P3"><text:span text:style-name="T1">f</text:span><text:span text:style-name="T2">9</text:span></text:p>
          </draw:text-box>
        </draw:frame>
        <draw:frame draw:style-name="gr6" draw:text-style-name="P4" draw:layer="Vertices" svg:width="1.328cm" svg:height="1.347cm" svg:x="14.705cm" svg:y="8.725cm">
          <draw:text-box>
            <text:p text:style-name="P3"><text:span text:style-name="T1">f</text:span><text:span text:style-name="T2">8</text:span></text:p>
          </draw:text-box>
        </draw:frame>
        <draw:ellipse draw:style-name="gr9" draw:text-style-name="P1" draw:layer="arrow" svg:width="3.297cm" svg:height="3.412cm" draw:transform="skewX (0.000349065850398902) rotate (-1.18595122673015) translate (5.143cm 3.303cm)" draw:kind="arc" draw:start-angle="255.82" draw:end-angle="85.84">
          <text:p/>
        </draw:ellipse>
        <draw:ellipse draw:style-name="gr9" draw:text-style-name="P1" draw:layer="arrow" svg:width="3.297cm" svg:height="3.415cm" draw:transform="skewX (-0.000523598775598234) rotate (-1.18612575965535) translate (9.428cm 9.586cm)" draw:kind="arc" draw:start-angle="255.82" draw:end-angle="85.84">
          <text:p/>
        </draw:ellipse>
        <draw:ellipse draw:style-name="gr9" draw:text-style-name="P1" draw:layer="arrow" svg:width="3.298cm" svg:height="3.413cm" draw:transform="skewX (0.000872664625997205) rotate (-1.18560216087975) translate (5.936cm 7.447cm)" draw:kind="arc" draw:start-angle="180.16" draw:end-angle="12.28">
          <text:p/>
        </draw:ellipse>
        <draw:ellipse draw:style-name="gr9" draw:text-style-name="P1" draw:layer="arrow" svg:width="3.204cm" svg:height="3.414cm" draw:transform="skewX (0.000523598775598313) rotate (-1.18560216087975) translate (8.728cm 1.353cm)" draw:kind="arc" draw:start-angle="53.95" draw:end-angle="230.45">
          <text:p/>
        </draw:ellipse>
        <draw:ellipse draw:style-name="gr9" draw:text-style-name="P1" draw:layer="arrow" svg:width="3.297cm" svg:height="3.412cm" draw:transform="skewX (0.000349065850398902) rotate (-1.18595122673015) translate (12.43cm 6.723cm)" draw:kind="arc" draw:start-angle="327.02" draw:end-angle="131.83">
          <text:p/>
        </draw:ellipse>
        <draw:ellipse draw:style-name="gr9" draw:text-style-name="P1" draw:layer="arrow" svg:width="3.297cm" svg:height="3.413cm" draw:transform="skewX (0.000349065850398853) rotate (-1.18595122673015) translate (11.536cm 2.734cm)" draw:kind="arc" draw:start-angle="313.1" draw:end-angle="106.92">
          <text:p/>
        </draw:ellipse>
        <draw:ellipse draw:style-name="gr9" draw:text-style-name="P1" draw:layer="arrow" svg:width="3.296cm" svg:height="3.414cm" draw:transform="rotate (-1.18647482550575) translate (17.188cm 4.145cm)" draw:kind="arc" draw:start-angle="0.16" draw:end-angle="137.12">
          <text:p/>
        </draw:ellipse>
        <draw:ellipse draw:style-name="gr9" draw:text-style-name="P1" draw:layer="arrow" svg:width="3.299cm" svg:height="3.416cm" draw:transform="skewX (-0.000349065850398893) rotate (-1.18682389135614) translate (16.312cm 7.584cm)" draw:kind="arc" draw:start-angle="255.82" draw:end-angle="85.84">
          <text:p/>
        </draw:ellipse>
        <draw:ellipse draw:style-name="gr9" draw:text-style-name="P1" draw:layer="arrow" svg:width="3.3cm" svg:height="3.414cm" draw:transform="skewX (-0.000349065850398912) rotate (-1.18595122673015) translate (15.062cm 1.812cm)" draw:kind="arc" draw:start-angle="48.01" draw:end-angle="217.02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riangles"/>
      <draw:layer draw:name="Vertices"/>
      <draw:layer draw:name="arrow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4T12:53:03.555000000</meta:creation-date>
    <meta:generator>LibreOffice/5.1.5.2$Windows_x86 LibreOffice_project/7a864d8825610a8c07cfc3bc01dd4fce6a9447e5</meta:generator>
    <dc:date>2024-07-15T14:36:39.994000000</dc:date>
    <meta:editing-duration>PT1H50M58S</meta:editing-duration>
    <meta:editing-cycles>16</meta:editing-cycles>
    <meta:document-statistic meta:object-count="45"/>
  </office:meta>
</office:document-meta>
</file>